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874cm"/>
    </style:style>
    <style:style style:name="gr9" style:family="graphic" style:parent-style-name="standard">
      <style:graphic-properties draw:stroke="none" svg:stroke-color="#000000" draw:fill="none" draw:fill-color="#ffffff" fo:min-height="1.673cm"/>
    </style:style>
    <style:style style:name="gr10" style:family="graphic" style:parent-style-name="standard">
      <style:graphic-properties draw:stroke="none" svg:stroke-color="#000000" draw:fill="none" draw:fill-color="#ffffff" fo:min-height="1.772cm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ff00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85cm"/>
    </style:style>
    <style:style style:name="gr17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20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-11.7cm" svg:y="15.1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-12.3cm" svg:y="17.6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-12.3cm" svg:y="19.4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-12.1cm" svg:y="11.8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7" draw:id="id7" draw:layer="layout" svg:width="1.3cm" svg:height="1.3cm" svg:x="-9.2cm" svg:y="23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-14.5cm" svg:y="23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-11.8cm" svg:y="23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-9.5cm" svg:y1="19.875cm" svg:x2="-9.5cm" svg:y2="18.075cm" draw:start-shape="id1" draw:start-glue-point="1" draw:end-shape="id2" draw:end-glue-point="1" svg:d="m-9500 19875h501v-1800h-501" svg:viewBox="0 0 502 1801">
          <text:p/>
        </draw:connector>
        <draw:connector draw:style-name="gr5" draw:text-style-name="P1" draw:layer="layout" svg:x1="-14.021cm" svg:y1="14.37cm" svg:x2="-11.7cm" svg:y2="16.063cm" draw:end-shape="id3" draw:end-glue-point="6" svg:d="m-14021 14370h911v1693h1410" svg:viewBox="0 0 2322 1694">
          <text:p/>
        </draw:connector>
        <draw:connector draw:style-name="gr5" draw:text-style-name="P1" draw:layer="layout" svg:x1="-13.943cm" svg:y1="12.23cm" svg:x2="-11.45cm" svg:y2="12.863cm" draw:end-shape="id4" draw:end-glue-point="5" svg:d="m-13943 12230h672v633h1821" svg:viewBox="0 0 2494 634">
          <text:p/>
        </draw:connector>
        <draw:line draw:style-name="gr5" draw:text-style-name="P1" draw:layer="layout" svg:x1="-11.1cm" svg:y1="16.625cm" svg:x2="-11.1cm" svg:y2="17.725cm">
          <text:p/>
        </draw:line>
        <draw:frame draw:style-name="gr6" draw:layer="layout" svg:width="3cm" svg:height="1.925cm" svg:x="-18.1cm" svg:y="11.6cm">
          <draw:text-box>
            <text:p>挂载点</text:p>
            <text:p>mount</text:p>
          </draw:text-box>
        </draw:frame>
        <draw:connector draw:style-name="gr5" draw:text-style-name="P1" draw:layer="layout" svg:x1="-12.3cm" svg:y1="18.075cm" svg:x2="-14.5cm" svg:y2="24.375cm" draw:start-shape="id2" draw:start-glue-point="3" draw:end-shape="id5" draw:end-glue-point="6" svg:d="m-12300 18075h-2701v6300h501" svg:viewBox="0 0 2702 6301">
          <text:p/>
        </draw:connector>
        <draw:line draw:style-name="gr7" draw:text-style-name="P1" draw:layer="layout" svg:x1="-13.2cm" svg:y1="24.425cm" svg:x2="-11.6cm" svg:y2="24.425cm">
          <text:p/>
        </draw:line>
        <draw:line draw:style-name="gr7" draw:text-style-name="P1" draw:layer="layout" svg:x1="-10.6cm" svg:y1="24.325cm" svg:x2="-8.9cm" svg:y2="24.325cm">
          <text:p/>
        </draw:line>
        <draw:frame draw:style-name="gr8" draw:layer="layout" svg:width="4.5cm" svg:height="2.124cm" svg:x="-18.3cm" svg:y="14.901cm">
          <draw:text-box>
            <text:p>超级块</text:p>
            <text:p>super_block</text:p>
          </draw:text-box>
        </draw:frame>
        <draw:frame draw:style-name="gr9" draw:layer="layout" svg:width="3cm" svg:height="1.923cm" svg:x="-18.3cm" svg:y="17.602cm">
          <draw:text-box>
            <text:p>目录项</text:p>
            <text:p>dentry</text:p>
          </draw:text-box>
        </draw:frame>
        <draw:frame draw:style-name="gr10" draw:layer="layout" svg:width="3.1cm" svg:height="2.022cm" svg:x="-18.3cm" svg:y="22.878cm">
          <draw:text-box>
            <text:p>索引节点</text:p>
            <text:p>inode</text:p>
          </draw:text-box>
        </draw:frame>
        <draw:line draw:style-name="gr7" draw:text-style-name="P1" draw:layer="layout" svg:x1="-10.7cm" svg:y1="14.025cm" svg:x2="-10.7cm" svg:y2="15.125cm">
          <text:p/>
        </draw:line>
        <draw:connector draw:style-name="gr4" draw:text-style-name="P1" draw:layer="layout" svg:x1="-12.3cm" svg:y1="19.875cm" svg:x2="-12.3cm" svg:y2="18.075cm" draw:start-shape="id1" draw:start-glue-point="3" draw:end-shape="id2" draw:end-glue-point="3" svg:d="m-12300 19875h-501v-1800h501" svg:viewBox="0 0 502 1801">
          <text:p/>
        </draw:connector>
        <draw:custom-shape draw:style-name="gr11" draw:text-style-name="P1" xml:id="id6" draw:id="id6" draw:layer="layout" svg:width="3.701cm" svg:height="0.9cm" svg:x="-12.801cm" svg:y="21.224cm">
          <text:p text:style-name="P1">newfi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-9.5cm" svg:y1="19.874cm" svg:x2="-9.1cm" svg:y2="21.674cm" draw:end-shape="id6" draw:end-glue-point="1" svg:d="m-9500 19874h900v1800h-500" svg:viewBox="0 0 901 1801">
          <text:p/>
        </draw:connector>
        <draw:connector draw:style-name="gr4" draw:text-style-name="P1" draw:layer="layout" svg:x1="-12.3cm" svg:y1="19.874cm" svg:x2="-12.801cm" svg:y2="21.674cm" draw:end-shape="id6" draw:end-glue-point="3" svg:d="m-12300 19874h-1003v1800h502" svg:viewBox="0 0 1004 1801">
          <text:p/>
        </draw:connector>
        <draw:line draw:style-name="gr12" draw:text-style-name="P1" draw:layer="layout" svg:x1="-10.7cm" svg:y1="22.125cm" svg:x2="-8.7cm" svg:y2="23.7cm">
          <text:p/>
        </draw:line>
        <draw:path draw:style-name="gr13" draw:text-style-name="P1" draw:layer="layout" svg:width="5.195cm" svg:height="3.653cm" draw:transform="skewX (-0.904255085458262) rotate (-2.88799631327502) translate (-5.97032314900251cm 22.696427070584cm)" svg:viewBox="0 0 5196 3654" svg:d="m0 3654c5141 0 5196-3654 5196-3654l-96 62">
          <text:p/>
        </draw:path>
        <draw:custom-shape draw:style-name="gr14" draw:text-style-name="P1" draw:layer="layout" svg:width="19.8cm" svg:height="25cm" svg:x="-21cm" svg:y="1.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-20.8cm" svg:y1="10.4cm" svg:x2="-1.5cm" svg:y2="10.3cm">
          <text:p/>
        </draw:line>
        <draw:frame draw:style-name="gr16" draw:layer="layout" svg:width="1.9cm" svg:height="2.1cm" svg:x="-18.1cm" svg:y="2.1cm">
          <draw:text-box>
            <text:p>进程</text:p>
            <text:p>task</text:p>
          </draw:text-box>
        </draw:frame>
        <draw:custom-shape draw:style-name="gr17" draw:text-style-name="P1" draw:layer="layout" svg:width="0.9cm" svg:height="2.8cm" svg:x="-11.2cm" svg:y="1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1" draw:layer="layout" svg:width="1.2cm" svg:height="1.1cm" svg:x="-13.1cm" svg:y="5cm">
            <text:p text:style-name="P1">...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1" draw:layer="layout" svg:width="1.2cm" svg:height="1.1cm" svg:x="-11.901cm" svg:y="4.999cm">
            <text:p text:style-name="P1">2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1" draw:layer="layout" svg:width="1.2cm" svg:height="1.1cm" svg:x="-10.7cm" svg:y="5cm">
            <text:p text:style-name="P1">1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8" draw:text-style-name="P1" draw:layer="layout" svg:width="1.2cm" svg:height="1.1cm" svg:x="-9.5cm" svg:y="5cm">
            <text:p text:style-name="P1">0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draw:layer="layout" svg:width="1.4cm" svg:height="1.7cm" svg:x="-12.3cm" svg:y="7.999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9" draw:text-style-name="P1" draw:layer="layout" svg:x1="-12.5cm" svg:y1="6.099cm" svg:x2="-11.7cm" svg:y2="8.1cm">
          <text:p/>
        </draw:line>
        <draw:frame draw:style-name="gr16" draw:layer="layout" svg:width="2.1cm" svg:height="2.1cm" svg:x="-18.2cm" svg:y="7.8cm">
          <draw:text-box>
            <text:p>文件</text:p>
            <text:p>file</text:p>
          </draw:text-box>
        </draw:frame>
        <draw:connector draw:style-name="gr19" draw:text-style-name="P1" draw:layer="layout" draw:type="curve" svg:x1="-10.8cm" svg:y1="7.949cm" svg:x2="-7.9cm" svg:y2="24.375cm" draw:end-shape="id7" draw:end-glue-point="10" svg:d="m-10800 7949c5103 0 3653 16426 2900 16426" svg:viewBox="0 0 3683 16427">
          <text:p/>
        </draw:connector>
        <draw:frame draw:style-name="gr16" draw:layer="layout" svg:width="4.2cm" svg:height="2.1cm" svg:x="-18.9cm" svg:y="4.6cm">
          <draw:text-box>
            <text:p>文件描述符</text:p>
            <text:p>file_struct</text:p>
          </draw:text-box>
        </draw:frame>
        <draw:custom-shape draw:style-name="gr20" draw:text-style-name="P1" draw:layer="layout" svg:width="1.4cm" svg:height="1.4cm" svg:x="-13.8cm" svg:y="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4cm" svg:height="1.4cm" svg:x="-13.6cm" svg:y="8.7cm">
          <text:p text:style-name="P1">2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4cm" svg:height="1.4cm" svg:x="-9.501cm" svg:y="20.599cm">
          <text:p text:style-name="P1">2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4cm" svg:height="1.4cm" svg:x="-10.102cm" svg:y="24.598cm">
          <text:p text:style-name="P1">2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4cm" svg:height="1.4cm" svg:x="-11.9cm" svg:y="6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13T21:00:53</dc:date>
    <meta:editing-duration>PT4H17M2S</meta:editing-duration>
    <meta:editing-cycles>85</meta:editing-cycles>
    <meta:generator>LibreOffice/3.5$Linux_x86 LibreOffice_project/350m1$Build-2</meta:generator>
    <meta:document-statistic meta:object-count="44"/>
  </office:meta>
</office:document-meta>
</file>